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4846in"/>
    </style:style>
    <style:style style:name="co2" style:family="table-column">
      <style:table-column-properties fo:break-before="auto" style:column-width="1.9598in"/>
    </style:style>
    <style:style style:name="co3" style:family="table-column">
      <style:table-column-properties fo:break-before="auto" style:column-width="0.6602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6689in"/>
    </style:style>
    <style:style style:name="co6" style:family="table-column">
      <style:table-column-properties fo:break-before="auto" style:column-width="2.4118in"/>
    </style:style>
    <style:style style:name="co7" style:family="table-column">
      <style:table-column-properties fo:break-before="auto" style:column-width="0.7047in"/>
    </style:style>
    <style:style style:name="co8" style:family="table-column">
      <style:table-column-properties fo:break-before="auto" style:column-width="0.3634in"/>
    </style:style>
    <style:style style:name="co9" style:family="table-column">
      <style:table-column-properties fo:break-before="auto" style:column-width="3.4244in"/>
    </style:style>
    <style:style style:name="co10" style:family="table-column">
      <style:table-column-properties fo:break-before="auto" style:column-width="3.5126in"/>
    </style:style>
    <style:style style:name="co11" style:family="table-column">
      <style:table-column-properties fo:break-before="auto" style:column-width="0.5063in"/>
    </style:style>
    <style:style style:name="co12" style:family="table-column">
      <style:table-column-properties fo:break-before="auto" style:column-width="3.0945in"/>
    </style:style>
    <style:style style:name="co13" style:family="table-column">
      <style:table-column-properties fo:break-before="auto" style:column-width="0.3193in"/>
    </style:style>
    <style:style style:name="co14" style:family="table-column">
      <style:table-column-properties fo:break-before="auto" style:column-width="1.5854in"/>
    </style:style>
    <style:style style:name="ro1" style:family="table-row">
      <style:table-row-properties style:row-height="0.4374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398in" fo:break-before="auto" style:use-optimal-row-height="false"/>
    </style:style>
    <style:style style:name="ro6" style:family="table-row">
      <style:table-row-properties style:row-height="0.2709in" fo:break-before="auto" style:use-optimal-row-height="false"/>
    </style:style>
    <style:style style:name="ro7" style:family="table-row">
      <style:table-row-properties style:row-height="0.3437in" fo:break-before="auto" style:use-optimal-row-height="false"/>
    </style:style>
    <style:style style:name="ro8" style:family="table-row">
      <style:table-row-properties style:row-height="0.2189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ta1" style:family="table" style:master-page-name="PageStyle_5f_KG1BLU">
      <style:table-properties table:display="true" style:writing-mode="lr-tb"/>
    </style:style>
    <style:style style:name="ta2" style:family="table" style:master-page-name="PageStyle_5f_KG1JEWEL">
      <style:table-properties table:display="true" style:writing-mode="lr-tb"/>
    </style:style>
    <style:style style:name="ta3" style:family="table" style:master-page-name="PageStyle_5f_KG1Tigo">
      <style:table-properties table:display="true" style:writing-mode="lr-tb"/>
    </style:style>
    <style:style style:name="ta4" style:family="table" style:master-page-name="PageStyle_5f_KG2Rafael">
      <style:table-properties table:display="true" style:writing-mode="lr-tb"/>
    </style:style>
    <style:style style:name="ta5" style:family="table" style:master-page-name="PageStyle_5f_KG2Pedro">
      <style:table-properties table:display="true" style:writing-mode="lr-tb"/>
    </style:style>
    <style:style style:name="ta6" style:family="table" style:master-page-name="PageStyle_5f_PRE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rl-tb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rl-tb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104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G1BL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Math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Arabic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Religion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Manners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P.E</text:p>
          </table:table-cell>
          <table:table-cell table:style-name="ce6" office:value-type="string" calcext:value-type="string">
            <text:p>Comment</text:p>
          </table:table-cell>
          <table:table-cell table:number-columns-repeated="1636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alia Eslam Hassan</text:p>
          </table:table-cell>
          <table:table-cell table:number-columns-repeated="1638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Eyad Khaled Effat</text:p>
          </table:table-cell>
          <table:table-cell table:number-columns-repeated="1638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Kayla Mahmoud Mohamed</text:p>
          </table:table-cell>
          <table:table-cell table:number-columns-repeated="1638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Mohamed Moamn Hamdy</text:p>
          </table:table-cell>
          <table:table-cell table:number-columns-repeated="1638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Eyad Eslam Abd El Mohsen</text:p>
          </table:table-cell>
          <table:table-cell table:number-columns-repeated="1638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Omar Ahmed Hassan</text:p>
          </table:table-cell>
          <table:table-cell table:number-columns-repeated="1638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Layla Mohamed El Beltagy</text:p>
          </table:table-cell>
          <table:table-cell table:number-columns-repeated="1638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Rayan Mohmed Hesham</text:p>
          </table:table-cell>
          <table:table-cell table:number-columns-repeated="1638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Layla Ahmed Fathy</text:p>
          </table:table-cell>
          <table:table-cell table:number-columns-repeated="1638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Fernas Abdelbaset Hassan</text:p>
          </table:table-cell>
          <table:table-cell table:number-columns-repeated="1638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mar Abdallah Abdel Aziz</text:p>
          </table:table-cell>
          <table:table-cell table:number-columns-repeated="1638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Dalida Mahmoud Samy</text:p>
          </table:table-cell>
          <table:table-cell table:number-columns-repeated="1638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Yassmin Ahmed Mamdouh</text:p>
          </table:table-cell>
          <table:table-cell table:number-columns-repeated="1638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Amir Nour Eldeen Yahia</text:p>
          </table:table-cell>
          <table:table-cell table:number-columns-repeated="1638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Ali Mohamed Anwar Eid</text:p>
          </table:table-cell>
          <table:table-cell table:number-columns-repeated="1638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yad Mohamed Saad</text:p>
          </table:table-cell>
          <table:table-cell table:number-columns-repeated="1638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Malek Mohamed Ahmed</text:p>
          </table:table-cell>
          <table:table-cell table:number-columns-repeated="1638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Makkah Refaat Mohamed</text:p>
          </table:table-cell>
          <table:table-cell table:number-columns-repeated="1638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Leen Mohmed Elsayad</text:p>
          </table:table-cell>
          <table:table-cell table:number-columns-repeated="1638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Lilia Mostafa Mohamed</text:p>
          </table:table-cell>
          <table:table-cell table:number-columns-repeated="16382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elim Mohamed Mohamed</text:p>
          </table:table-cell>
          <table:table-cell table:number-columns-repeated="1638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Khadija Mohamed Sayed</text:p>
          </table:table-cell>
          <table:table-cell table:number-columns-repeated="1638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esham Mohamed Hesham</text:p>
          </table:table-cell>
          <table:table-cell table:number-columns-repeated="1638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Zain Mohamed Fathy</text:p>
          </table:table-cell>
          <table:table-cell table:number-columns-repeated="16382"/>
        </table:table-row>
        <table:table-row table:style-name="ro2">
          <table:table-cell/>
          <table:table-cell table:style-name="ce6"/>
          <table:table-cell table:number-columns-repeated="16382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G1JEWEL" table:style-name="ta2">
        <office:forms form:automatic-focus="false" form:apply-design-mode="false"/>
        <table:table-column table:style-name="co5" table:default-cell-style-name="ce9"/>
        <table:table-column table:style-name="co6" table:default-cell-style-name="ce11"/>
        <table:table-column table:style-name="co7" table:default-cell-style-name="Default"/>
        <table:table-column table:style-name="co5" table:number-columns-repeated="16381" table:default-cell-style-name="Default"/>
        <table:table-row table:style-name="ro4">
          <table:table-cell table:style-name="ce8" office:value-type="string" calcext:value-type="string">
            <text:p>No.</text:p>
          </table:table-cell>
          <table:table-cell table:style-name="ce10" office:value-type="string" calcext:value-type="string">
            <text:p>Name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Math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Arabic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Religion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Manners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P.E</text:p>
          </table:table-cell>
          <table:table-cell table:style-name="ce6" office:value-type="string" calcext:value-type="string">
            <text:p>Comment</text:p>
          </table:table-cell>
          <table:table-cell table:number-columns-repeated="1636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ayan Haitham</text:p>
          </table:table-cell>
          <table:table-cell table:number-columns-repeated="1638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ayroz Atwa Ata</text:p>
          </table:table-cell>
          <table:table-cell table:number-columns-repeated="1638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Yahia Assem Araby</text:p>
          </table:table-cell>
          <table:table-cell table:number-columns-repeated="1638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ysal Ahmed Abdallah</text:p>
          </table:table-cell>
          <table:table-cell table:number-columns-repeated="1638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hmed Adel Ahmed</text:p>
          </table:table-cell>
          <table:table-cell table:number-columns-repeated="16382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Makkah Mohamed Shoaib</text:p>
          </table:table-cell>
          <table:table-cell table:number-columns-repeated="16382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amara Ismael Mohamed</text:p>
          </table:table-cell>
          <table:table-cell table:number-columns-repeated="1638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Zain Ahmed Mamdouh</text:p>
          </table:table-cell>
          <table:table-cell table:number-columns-repeated="1638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Hana Ahmed Mohamed</text:p>
          </table:table-cell>
          <table:table-cell table:number-columns-repeated="1638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Younis Alaa ElDen</text:p>
          </table:table-cell>
          <table:table-cell table:number-columns-repeated="1638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Taym Ahmed Tarek</text:p>
          </table:table-cell>
          <table:table-cell table:number-columns-repeated="1638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Yazed Sherif Mohamed</text:p>
          </table:table-cell>
          <table:table-cell table:number-columns-repeated="1638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Talia Emad Ahmed</text:p>
          </table:table-cell>
          <table:table-cell table:number-columns-repeated="1638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Hayah Ahmed Antar</text:p>
          </table:table-cell>
          <table:table-cell table:number-columns-repeated="1638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Yamen Hesham Sabry</text:p>
          </table:table-cell>
          <table:table-cell table:number-columns-repeated="1638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Cady Mostafa Ashraf</text:p>
          </table:table-cell>
          <table:table-cell table:number-columns-repeated="1638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Ammar Ahmed Kaml</text:p>
          </table:table-cell>
          <table:table-cell table:number-columns-repeated="1638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Zain Tamer Farouk</text:p>
          </table:table-cell>
          <table:table-cell table:number-columns-repeated="1638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Diab Ahmed Mamdouh</text:p>
          </table:table-cell>
          <table:table-cell table:number-columns-repeated="16382"/>
        </table:table-row>
      </table:table>
      <table:table table:name="KG1Tigo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5" table:number-columns-repeated="16382" table:default-cell-style-name="Default"/>
        <table:table-row table:style-name="ro5">
          <table:table-cell table:style-name="ce13" office:value-type="string" calcext:value-type="string">
            <text:p>No.</text:p>
          </table:table-cell>
          <table:table-cell table:style-name="ce16" office:value-type="string" calcext:value-type="string">
            <text:p>Name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Math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Arabic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Religion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Manners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P.E</text:p>
          </table:table-cell>
          <table:table-cell table:style-name="ce6" office:value-type="string" calcext:value-type="string">
            <text:p>Comment</text:p>
          </table:table-cell>
          <table:table-cell table:number-columns-repeated="16368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Malek Mohmed Mahmoud</text:p>
          </table:table-cell>
          <table:table-cell table:number-columns-repeated="16382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Jan Fawzi Ezzat</text:p>
          </table:table-cell>
          <table:table-cell table:number-columns-repeated="16382"/>
        </table:table-row>
        <table:table-row table:style-name="ro5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Anas Ahmed Mohamed Mohey</text:p>
          </table:table-cell>
          <table:table-cell table:number-columns-repeated="16382"/>
        </table:table-row>
        <table:table-row table:style-name="ro5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Nour Amr Mohamed</text:p>
          </table:table-cell>
          <table:table-cell table:number-columns-repeated="16382"/>
        </table:table-row>
        <table:table-row table:style-name="ro5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Lina Mohamed Essam</text:p>
          </table:table-cell>
          <table:table-cell table:number-columns-repeated="16382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Lara Eslam Mohamed Abdel Fatah</text:p>
          </table:table-cell>
          <table:table-cell table:number-columns-repeated="16382"/>
        </table:table-row>
        <table:table-row table:style-name="ro5"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Rovan Ahmed Abdel Naser</text:p>
          </table:table-cell>
          <table:table-cell table:number-columns-repeated="16382"/>
        </table:table-row>
        <table:table-row table:style-name="ro5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Ghazal Mohamed Mohamed</text:p>
          </table:table-cell>
          <table:table-cell table:number-columns-repeated="16382"/>
        </table:table-row>
        <table:table-row table:style-name="ro5"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Tara Mohmed Abdelaziz</text:p>
          </table:table-cell>
          <table:table-cell table:number-columns-repeated="16382"/>
        </table:table-row>
        <table:table-row table:style-name="ro5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Zain Mahmoud Ahmed Sayed</text:p>
          </table:table-cell>
          <table:table-cell table:number-columns-repeated="16382"/>
        </table:table-row>
        <table:table-row table:style-name="ro5"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Yasmin Mohmed Hassan El-Sheikh</text:p>
          </table:table-cell>
          <table:table-cell table:number-columns-repeated="16382"/>
        </table:table-row>
        <table:table-row table:style-name="ro5">
          <table:table-cell table:style-name="ce14" office:value-type="float" office:value="12" calcext:value-type="float">
            <text:p>12</text:p>
          </table:table-cell>
          <table:table-cell table:style-name="ce18" office:value-type="string" calcext:value-type="string">
            <text:p>Toleen Mostafa Gamal</text:p>
          </table:table-cell>
          <table:table-cell table:number-columns-repeated="16382"/>
        </table:table-row>
        <table:table-row table:style-name="ro5"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Tia Abdallah Essam</text:p>
          </table:table-cell>
          <table:table-cell table:number-columns-repeated="16382"/>
        </table:table-row>
        <table:table-row table:style-name="ro5"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Adam Mohamed Yoursy</text:p>
          </table:table-cell>
          <table:table-cell table:number-columns-repeated="16382"/>
        </table:table-row>
        <table:table-row table:style-name="ro5"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Khadija Mohamed Fathy</text:p>
          </table:table-cell>
          <table:table-cell table:number-columns-repeated="16382"/>
        </table:table-row>
        <table:table-row table:style-name="ro5"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Gianluigei Mina</text:p>
          </table:table-cell>
          <table:table-cell table:number-columns-repeated="16382"/>
        </table:table-row>
        <table:table-row table:style-name="ro5"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Nour Ahmed Abdelrazik</text:p>
          </table:table-cell>
          <table:table-cell table:number-columns-repeated="16382"/>
        </table:table-row>
        <table:table-row table:style-name="ro5"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Yassin Hesham Barkkat</text:p>
          </table:table-cell>
          <table:table-cell table:number-columns-repeated="16382"/>
        </table:table-row>
        <table:table-row table:style-name="ro5"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Malika Mohsen Mahmoud</text:p>
          </table:table-cell>
          <table:table-cell table:number-columns-repeated="16382"/>
        </table:table-row>
        <table:table-row table:style-name="ro5"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Selim Mahmoud Mamdouh</text:p>
          </table:table-cell>
          <table:table-cell table:number-columns-repeated="16382"/>
        </table:table-row>
        <table:table-row table:style-name="ro5"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Danial Beshoy Gebraail</text:p>
          </table:table-cell>
          <table:table-cell table:number-columns-repeated="16382"/>
        </table:table-row>
        <table:table-row table:style-name="ro5">
          <table:table-cell table:style-name="ce14" office:value-type="float" office:value="22" calcext:value-type="float">
            <text:p>22</text:p>
          </table:table-cell>
          <table:table-cell table:style-name="ce17" office:value-type="string" calcext:value-type="string">
            <text:p>Jonathan Mina</text:p>
          </table:table-cell>
          <table:table-cell table:number-columns-repeated="16382"/>
        </table:table-row>
        <table:table-row table:style-name="ro5"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Layla Mahmoud Gamal</text:p>
          </table:table-cell>
          <table:table-cell table:number-columns-repeated="16382"/>
        </table:table-row>
        <table:table-row table:style-name="ro5"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Hoor Mahmoud shokry</text:p>
          </table:table-cell>
          <table:table-cell table:number-columns-repeated="16382"/>
        </table:table-row>
        <table:table-row table:style-name="ro5">
          <table:table-cell table:style-name="ce15" office:value-type="float" office:value="25" calcext:value-type="float">
            <text:p>25</text:p>
          </table:table-cell>
          <table:table-cell table:style-name="ce19" office:value-type="string" calcext:value-type="string">
            <text:p>Tala Ahmed Ibrahim</text:p>
          </table:table-cell>
          <table:table-cell table:number-columns-repeated="16382"/>
        </table:table-row>
        <table:table-row table:style-name="ro5" table:number-rows-repeated="104854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KG2Rafael" table:style-name="ta4">
        <office:forms form:automatic-focus="false" form:apply-design-mode="false"/>
        <table:table-column table:style-name="co5" table:default-cell-style-name="ce22"/>
        <table:table-column table:style-name="co10" table:default-cell-style-name="ce25"/>
        <table:table-column table:style-name="co5" table:default-cell-style-name="ce28"/>
        <table:table-column table:style-name="co5" table:number-columns-repeated="16381" table:default-cell-style-name="Default"/>
        <table:table-row table:style-name="ro2">
          <table:table-cell table:style-name="ce20" office:value-type="string" calcext:value-type="string" table:number-columns-spanned="1" table:number-rows-spanned="2">
            <text:p><text:s/>No.</text:p>
          </table:table-cell>
          <table:table-cell table:style-name="ce20" office:value-type="string" calcext:value-type="string" table:number-columns-spanned="1" table:number-rows-spanned="2">
            <text:p>Name</text:p>
          </table:table-cell>
          <table:table-cell table:number-columns-repeated="16382"/>
        </table:table-row>
        <table:table-row table:style-name="ro2">
          <table:covered-table-cell table:number-columns-repeated="2" table:style-name="ce21"/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Math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Arabic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Religion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Manners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P.E</text:p>
          </table:table-cell>
          <table:table-cell table:style-name="ce6" office:value-type="string" calcext:value-type="string">
            <text:p>Comment</text:p>
          </table:table-cell>
          <table:table-cell table:number-columns-repeated="1636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Yara Ahmed Ibrahim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 2</text:p>
          </table:table-cell>
          <table:table-cell office:value-type="string" calcext:value-type="string">
            <text:p>AL Kassam Bahaa Gamal</text:p>
          </table:table-cell>
          <table:table-cell table:number-columns-repeated="1638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aka Mostafa Hussein</text:p>
          </table:table-cell>
          <table:table-cell table:number-columns-repeated="1638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Younis Mohamed Elsayed</text:p>
          </table:table-cell>
          <table:table-cell table:number-columns-repeated="1638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Zain Ismael Mohamed</text:p>
          </table:table-cell>
          <table:table-cell table:number-columns-repeated="1638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Abdelhamid Mohamed Abdelhamid</text:p>
          </table:table-cell>
          <table:table-cell table:number-columns-repeated="16382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Mariam Ihab Mohamed </text:p>
          </table:table-cell>
          <table:table-cell table:number-columns-repeated="1638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Malesya Samir Nessim </text:p>
          </table:table-cell>
          <table:table-cell table:number-columns-repeated="1638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Rital Ibrahim Awad </text:p>
          </table:table-cell>
          <table:table-cell table:number-columns-repeated="1638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Talia Mohamed Samir</text:p>
          </table:table-cell>
          <table:table-cell table:number-columns-repeated="1638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Asia Mostafa Wahba</text:p>
          </table:table-cell>
          <table:table-cell table:number-columns-repeated="1638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Zain Ahmed Abdel Samad</text:p>
          </table:table-cell>
          <table:table-cell table:number-columns-repeated="1638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Hamza Abdlhalim Sayed</text:p>
          </table:table-cell>
          <table:table-cell table:number-columns-repeated="1638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Dalida Ahmed Mohamed</text:p>
          </table:table-cell>
          <table:table-cell table:number-columns-repeated="1638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Tony Mina emil Aziz</text:p>
          </table:table-cell>
          <table:table-cell table:number-columns-repeated="1638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Carla Ahmed Samir</text:p>
          </table:table-cell>
          <table:table-cell table:number-columns-repeated="16382"/>
        </table:table-row>
        <table:table-row table:style-name="ro4">
          <table:table-cell table:style-name="ce23" office:value-type="float" office:value="17" calcext:value-type="float">
            <text:p>17</text:p>
          </table:table-cell>
          <table:table-cell table:style-name="ce26" office:value-type="string" calcext:value-type="string">
            <text:p>Ziad Mahmoud Hamed </text:p>
          </table:table-cell>
          <table:table-cell table:number-columns-repeated="16382"/>
        </table:table-row>
        <table:table-row table:style-name="ro4">
          <table:table-cell table:style-name="ce24" office:value-type="float" office:value="18" calcext:value-type="float">
            <text:p>18</text:p>
          </table:table-cell>
          <table:table-cell table:style-name="ce27" office:value-type="string" calcext:value-type="string">
            <text:p>Aleen Ahmed Abdelfattah</text:p>
          </table:table-cell>
          <table:table-cell table:number-columns-repeated="16382"/>
        </table:table-row>
      </table:table>
      <table:table table:name="KG2Pedro" table:style-name="ta5">
        <office:forms form:automatic-focus="false" form:apply-design-mode="false"/>
        <table:table-column table:style-name="co11" table:default-cell-style-name="ce30"/>
        <table:table-column table:style-name="co12" table:default-cell-style-name="ce33"/>
        <table:table-column table:style-name="co5" table:number-columns-repeated="16382" table:default-cell-style-name="Default"/>
        <table:table-row table:style-name="ro4">
          <table:table-cell table:style-name="ce29"/>
          <table:table-cell table:style-name="ce32" office:value-type="string" calcext:value-type="string">
            <text:p>Name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Math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Arabic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Religion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Manners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P.E</text:p>
          </table:table-cell>
          <table:table-cell table:style-name="ce6" office:value-type="string" calcext:value-type="string">
            <text:p>Comment</text:p>
          </table:table-cell>
          <table:table-cell table:number-columns-repeated="1636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ia Ahmed Elsayed</text:p>
          </table:table-cell>
          <table:table-cell table:number-columns-repeated="1638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Belal Eslam Ibrahim</text:p>
          </table:table-cell>
          <table:table-cell table:number-columns-repeated="1638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Rahim Amir Mohamed</text:p>
          </table:table-cell>
          <table:table-cell table:number-columns-repeated="1638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ohamed walid Mohamed</text:p>
          </table:table-cell>
          <table:table-cell table:number-columns-repeated="1638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akkah Abdallah Mohamed</text:p>
          </table:table-cell>
          <table:table-cell table:number-columns-repeated="16382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2" office:value-type="string" calcext:value-type="string">
            <text:p>Khadija Mahmoud Abd El Rahman</text:p>
          </table:table-cell>
          <table:table-cell table:number-columns-repeated="16382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Karma Mohamed Fouad</text:p>
          </table:table-cell>
          <table:table-cell table:number-columns-repeated="1638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Hazem Samir Nagy</text:p>
          </table:table-cell>
          <table:table-cell table:number-columns-repeated="1638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Malika Ahmed Refaat</text:p>
          </table:table-cell>
          <table:table-cell table:number-columns-repeated="1638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Sofian Mohamed Ahmed</text:p>
          </table:table-cell>
          <table:table-cell table:number-columns-repeated="1638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Dima Mounir Fekry</text:p>
          </table:table-cell>
          <table:table-cell table:number-columns-repeated="1638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Adam Amir Mohamed Kassem</text:p>
          </table:table-cell>
          <table:table-cell table:number-columns-repeated="1638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Lina Mostafa Mahmoud</text:p>
          </table:table-cell>
          <table:table-cell table:number-columns-repeated="1638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Maab Mohamed Hassan</text:p>
          </table:table-cell>
          <table:table-cell table:number-columns-repeated="1638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Younis Ahmed Mahmoud</text:p>
          </table:table-cell>
          <table:table-cell table:number-columns-repeated="1638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Adam Amr Ahmed</text:p>
          </table:table-cell>
          <table:table-cell table:number-columns-repeated="1638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Habiba Amr Shafea</text:p>
          </table:table-cell>
          <table:table-cell table:number-columns-repeated="1638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Tolin Raad Rafik</text:p>
          </table:table-cell>
          <table:table-cell table:number-columns-repeated="1638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Farida Mohamed Nabil</text:p>
          </table:table-cell>
          <table:table-cell table:number-columns-repeated="1638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akka Mohamed Ahmed</text:p>
          </table:table-cell>
          <table:table-cell table:number-columns-repeated="16382"/>
        </table:table-row>
        <table:table-row table:style-name="ro8">
          <table:table-cell table:style-name="ce31" table:number-columns-repeated="2"/>
          <table:table-cell table:number-columns-repeated="16382"/>
        </table:table-row>
        <table:table-row table:style-name="ro8">
          <table:table-cell table:style-name="ce31" table:number-columns-repeated="2"/>
          <table:table-cell table:number-columns-repeated="16382"/>
        </table:table-row>
      </table:table>
      <table:table table:name="PRE" table:style-name="ta6">
        <office:forms form:automatic-focus="false" form:apply-design-mode="false"/>
        <table:table-column table:style-name="co13" table:default-cell-style-name="ce37"/>
        <table:table-column table:style-name="co14" table:default-cell-style-name="ce40"/>
        <table:table-column table:style-name="co5" table:number-columns-repeated="16382" table:default-cell-style-name="Default"/>
        <table:table-row table:style-name="ro2">
          <table:table-cell table:style-name="ce34"/>
          <table:table-cell table:style-name="ce38"/>
          <table:table-cell table:number-columns-repeated="16382"/>
        </table:table-row>
        <table:table-row table:style-name="ro2">
          <table:table-cell table:style-name="ce35"/>
          <table:table-cell table:style-name="ce39"/>
          <table:table-cell table:number-columns-repeated="16382"/>
        </table:table-row>
        <table:table-row table:style-name="ro2">
          <table:table-cell table:style-name="ce36" office:value-type="string" calcext:value-type="string">
            <text:p>No.</text:p>
          </table:table-cell>
          <table:table-cell table:style-name="ce4" office:value-type="string" calcext:value-type="string">
            <text:p>Name</text:p>
          </table:table-cell>
          <table:table-cell table:number-columns-repeated="16382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Selim Mahmoud Gamal</text:p>
          </table:table-cell>
          <table:table-cell table:number-columns-repeated="1638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ia Kareem Othman</text:p>
          </table:table-cell>
          <table:table-cell table:number-columns-repeated="16382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Yahia Mohamed Ahmed Hesham</text:p>
          </table:table-cell>
          <table:table-cell table:number-columns-repeated="16382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Essam Elden Mahmoud Rajab</text:p>
          </table:table-cell>
          <table:table-cell table:number-columns-repeated="16382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Tamim Ahmed Mohamed Shoky</text:p>
          </table:table-cell>
          <table:table-cell table:number-columns-repeated="1638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ayam Islam</text:p>
          </table:table-cell>
          <table:table-cell table:number-columns-repeated="16382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Hala Ahmed Mohamed Abo shalash</text:p>
          </table:table-cell>
          <table:table-cell table:number-columns-repeated="16382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Tamara Sameh Mahmoud</text:p>
          </table:table-cell>
          <table:table-cell table:number-columns-repeated="16382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Cilia Mahmoud Abdelhamid</text:p>
          </table:table-cell>
          <table:table-cell table:number-columns-repeated="16382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Yazan Mahmoud Kamal</text:p>
          </table:table-cell>
          <table:table-cell table:number-columns-repeated="16382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Marwan Mohamed Salah</text:p>
          </table:table-cell>
          <table:table-cell table:number-columns-repeated="16382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Rokia Mohamed Samir</text:p>
          </table:table-cell>
          <table:table-cell table:number-columns-repeated="16382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Rayan Mohamed Hassan</text:p>
          </table:table-cell>
          <table:table-cell table:number-columns-repeated="1638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yla Ahmed Saad</text:p>
          </table:table-cell>
          <table:table-cell table:number-columns-repeated="1638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elim Mostafa</text:p>
          </table:table-cell>
          <table:table-cell table:number-columns-repeated="1638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<text:s text:c="3"/>Salwa Wael Helmy</text:p>
          </table:table-cell>
          <table:table-cell table:number-columns-repeated="16382"/>
        </table:table-row>
        <table:table-row table:style-name="ro9">
          <table:table-cell office:value-type="float" office:value="17" calcext:value-type="float">
            <text:p>17</text:p>
          </table:table-cell>
          <table:table-cell office:value-type="string" calcext:value-type="string">
            <text:p>Bissan Adnan Mahmoud</text:p>
          </table:table-cell>
          <table:table-cell table:number-columns-repeated="1638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Lara Mahmoud Ali</text:p>
          </table:table-cell>
          <table:table-cell table:number-columns-repeated="16382"/>
        </table:table-row>
        <table:table-row table:style-name="ro9">
          <table:table-cell office:value-type="float" office:value="29" calcext:value-type="float">
            <text:p>29</text:p>
          </table:table-cell>
          <table:table-cell office:value-type="string" calcext:value-type="string">
            <text:p>Lama Mahmoud Abd El Rahman</text:p>
          </table:table-cell>
          <table:table-cell table:number-columns-repeated="16382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string" calcext:value-type="string">
            <text:p>Yassin Mostafa Wahba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Tahoma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G1JEWEL" style:display-name="PageStyle_KG1JEW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G1Tigo" style:display-name="PageStyle_KG1Tig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G2Rafael" style:display-name="PageStyle_KG2Rafa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G2Pedro" style:display-name="PageStyle_KG2Pedr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G1BLU" style:display-name="PageStyle_KG1BLU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" style:display-name="PageStyle_PR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na</meta:initial-creator>
    <dc:creator>Mona</dc:creator>
    <meta:creation-date>2025-01-15T07:45:04</meta:creation-date>
    <dc:date>2025-01-15T11:40:53</dc:date>
    <meta:generator>LibreOffice/24.2.7.2$Linux_X86_64 LibreOffice_project/420$Build-2</meta:generator>
    <meta:document-statistic meta:table-count="6" meta:cell-count="333" meta:object-count="0"/>
    <meta:user-defined meta:name="AppVersion">16.0300</meta:user-defined>
  </office:meta>
</office:document-meta>
</file>